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P2" style:family="paragraph" style:parent-style-name="Standard" style:list-style-name="WW8Num15"/>
    <style:style style:name="P3" style:family="paragraph" style:parent-style-name="Standard" style:list-style-name="WW8Num13"/>
    <style:style style:name="P4" style:family="paragraph" style:parent-style-name="Standard" style:list-style-name="WW8Num16"/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WW8Num16">
      <style:text-properties fo:font-size="11pt" style:font-size-asian="11pt" style:font-size-complex="11pt"/>
    </style:style>
    <style:style style:name="P7" style:family="paragraph" style:parent-style-name="Standard" style:list-style-name="WW8Num14">
      <style:text-properties fo:font-size="11pt" style:font-size-asian="11pt" style:font-size-complex="11pt"/>
    </style:style>
    <style:style style:name="P8" style:family="paragraph" style:parent-style-name="Standard" style:list-style-name="WW8Num10">
      <style:text-properties fo:font-size="11pt" style:font-size-asian="11pt" style:font-size-complex="11pt"/>
    </style:style>
    <style:style style:name="P9" style:family="paragraph" style:parent-style-name="Standard" style:list-style-name="WW8Num11">
      <style:text-properties fo:font-size="11pt" style:font-size-asian="11pt" style:font-size-complex="11pt"/>
    </style:style>
    <style:style style:name="P10" style:family="paragraph" style:parent-style-name="Standard" style:list-style-name="WW8Num9">
      <style:text-properties fo:font-size="11pt" style:font-size-asian="11pt" style:font-size-complex="11pt"/>
    </style:style>
    <style:style style:name="P11" style:family="paragraph" style:parent-style-name="Standard" style:list-style-name="WW8Num12">
      <style:text-properties fo:font-size="11pt" style:font-size-asian="11pt" style:font-size-complex="11pt"/>
    </style:style>
    <style:style style:name="P12" style:family="paragraph" style:parent-style-name="Standard" style:list-style-name="WW8Num17"/>
    <style:style style:name="P13" style:family="paragraph" style:parent-style-name="Standard" style:list-style-name="WW8Num10"/>
    <style:style style:name="P14" style:family="paragraph" style:parent-style-name="Standard" style:list-style-name="WW8Num9"/>
    <style:style style:name="P15" style:family="paragraph" style:parent-style-name="Standard" style:list-style-name="WW8Num12"/>
    <style:style style:name="P16" style:family="paragraph" style:parent-style-name="Standard" style:list-style-name="WW8Num13">
      <style:paragraph-properties fo:margin-left="5.069cm" fo:margin-right="0cm" fo:text-indent="-4.44cm" style:auto-text-indent="false"/>
    </style:style>
    <style:style style:name="P17" style:family="paragraph" style:parent-style-name="Standard" style:list-style-name="WW8Num10">
      <style:paragraph-properties fo:margin-left="5.069cm" fo:margin-right="0cm" fo:text-indent="-4.44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IX VI Editor Notes</text:h>
      <text:h text:style-name="Heading_20_1" text:outline-level="1">Getting In There</text:h>
      <text:list xml:id="list2644870127" text:style-name="WW8Num15">
        <text:list-item>
          <text:p text:style-name="P2"><text:span text:style-name="T1">% vi <text:s/>filename<text:tab/><text:tab/># the real thing</text:span></text:p>
        </text:list-item>
        <text:list-item>
          <text:p text:style-name="P2"><text:span text:style-name="T1">% view <text:s/>filename<text:tab/># read only mode</text:span></text:p>
        </text:list-item>
        <text:list-item>
          <text:p text:style-name="P2"><text:span text:style-name="T1">% vedit <text:s/>filename<text:tab/># helpful for beginners</text:span></text:p>
        </text:list-item>
      </text:list>
      <text:h text:style-name="Heading_20_1" text:outline-level="1">Modes</text:h>
      <text:list xml:id="list1671212036" text:style-name="WW8Num13">
        <text:list-item>
          <text:p text:style-name="P3">Command<text:tab/><text:tab/># enter positioning and editing commands</text:p>
        </text:list-item>
        <text:list-item>
          <text:p text:style-name="P16">Input<text:tab/><text:tab/># inputting and changing text, enter ESC to get back to command mode</text:p>
        </text:list-item>
        <text:list-item>
          <text:p text:style-name="P16">Last Line<text:tab/># entered by typing : while in command mode, a special form of command mode where commands appear on the last line</text:p>
        </text:list-item>
      </text:list>
      <text:h text:style-name="Heading_20_1" text:outline-level="1">Moving Around</text:h>
      <text:list xml:id="list807823165" text:style-name="WW8Num16">
        <text:list-item>
          <text:p text:style-name="P4"><text:span text:style-name="T1">Down Arrow Key<text:tab/># move down 1 line</text:span></text:p>
        </text:list-item>
        <text:list-item>
          <text:p text:style-name="P4"><text:span text:style-name="T1">Up Arrow Key<text:tab/><text:tab/># move up 1 line</text:span></text:p>
        </text:list-item>
        <text:list-item>
          <text:p text:style-name="P6">Left Arrow Key<text:tab/><text:tab/># move left 1 character</text:p>
        </text:list-item>
        <text:list-item>
          <text:p text:style-name="P4"><text:span text:style-name="T1">Right Arrow Key<text:tab/># move right 1 character</text:span></text:p>
        </text:list-item>
      </text:list>
      <text:p text:style-name="P5"/>
      <text:list xml:id="list194906179074635" text:continue-numbering="true" text:style-name="WW8Num16">
        <text:list-item>
          <text:p text:style-name="P4"><text:span text:style-name="T1">Control <text:s/>f<text:tab/><text:tab/># scroll forward 1 screen</text:span></text:p>
        </text:list-item>
        <text:list-item>
          <text:p text:style-name="P6">Control <text:s/>b<text:tab/><text:tab/># scroll back 1 screen</text:p>
        </text:list-item>
        <text:list-item>
          <text:p text:style-name="P6">Control <text:s/>d<text:tab/><text:tab/># scroll down ½ a screen</text:p>
        </text:list-item>
        <text:list-item>
          <text:p text:style-name="P4"><text:span text:style-name="T1">Control <text:s/>u<text:tab/><text:tab/># scroll up ½ a screen</text:span></text:p>
        </text:list-item>
      </text:list>
      <text:p text:style-name="P5"/>
      <text:list xml:id="list194906661626440" text:continue-numbering="true" text:style-name="WW8Num16">
        <text:list-item>
          <text:p text:style-name="P6">0<text:tab/><text:tab/><text:tab/># move to the start of the line</text:p>
        </text:list-item>
        <text:list-item>
          <text:p text:style-name="P6">$<text:tab/><text:tab/><text:tab/># move to the end of the line</text:p>
        </text:list-item>
        <text:list-item>
          <text:p text:style-name="P4"><text:span text:style-name="T2">n</text:span><text:span text:style-name="T1">|<text:tab/><text:tab/><text:tab/># move to the </text:span><text:span text:style-name="T2">n</text:span><text:span text:style-name="T1">th column in the line</text:span></text:p>
        </text:list-item>
      </text:list>
      <text:p text:style-name="P5"/>
      <text:list xml:id="list194906444507850" text:continue-numbering="true" text:style-name="WW8Num16">
        <text:list-item>
          <text:p text:style-name="P6">G<text:tab/><text:tab/><text:tab/># go to the end of the file</text:p>
        </text:list-item>
        <text:list-item>
          <text:p text:style-name="P4"><text:span text:style-name="T2">n</text:span><text:span text:style-name="T1">G<text:tab/><text:tab/><text:tab/># go to the </text:span><text:span text:style-name="T2">n</text:span><text:span text:style-name="T1">th line in the file</text:span></text:p>
        </text:list-item>
      </text:list>
      <text:p text:style-name="P5"/>
      <text:list xml:id="list194907045123508" text:continue-numbering="true" text:style-name="WW8Num16">
        <text:list-item>
          <text:p text:style-name="P4"><text:span text:style-name="T1">/</text:span><text:span text:style-name="T2">string</text:span><text:span text:style-name="T1"><text:tab/><text:tab/><text:tab/># go to the next occurrence of </text:span><text:span text:style-name="T2">string</text:span></text:p>
        </text:list-item>
        <text:list-item>
          <text:p text:style-name="P4"><text:span text:style-name="T1">?</text:span><text:span text:style-name="T2">string</text:span><text:span text:style-name="T1"><text:tab/><text:tab/><text:tab/># go to the previous occurrence of </text:span><text:span text:style-name="T2">string</text:span></text:p>
        </text:list-item>
        <text:list-item>
          <text:p text:style-name="P4"><text:span text:style-name="T1">n<text:tab/><text:tab/><text:tab/># go to the next occurrence of the last search</text:span></text:p>
        </text:list-item>
        <text:list-item>
          <text:p text:style-name="P4"><text:span text:style-name="T1">N<text:tab/><text:tab/><text:tab/># go to the previous occurrence of the last search</text:span></text:p>
        </text:list-item>
      </text:list>
      <text:h text:style-name="Heading_20_1" text:outline-level="1">Inputting Text</text:h>
      <text:list xml:id="list2258744996" text:style-name="WW8Num17">
        <text:list-item>
          <text:p text:style-name="P12"><text:span text:style-name="T1">i<text:tab/>(ESC)<text:tab/><text:tab/># insert text before the cursor</text:span></text:p>
        </text:list-item>
        <text:list-item>
          <text:p text:style-name="P12"><text:span text:style-name="T1">I<text:tab/>(ESC)<text:tab/><text:tab/># insert text at the start of the line</text:span></text:p>
        </text:list-item>
        <text:list-item>
          <text:p text:style-name="P12"><text:span text:style-name="T1">a<text:tab/>(ESC)<text:tab/><text:tab/># append text after the cursor</text:span></text:p>
        </text:list-item>
        <text:list-item>
          <text:p text:style-name="P12"><text:span text:style-name="T1">A<text:tab/>(ESC)<text:tab/><text:tab/># append text at the end of the line</text:span></text:p>
        </text:list-item>
        <text:list-item>
          <text:p text:style-name="P12"><text:span text:style-name="T1">o<text:tab/>(ESC)<text:tab/><text:tab/># open a new line below the cursor</text:span></text:p>
        </text:list-item>
        <text:list-item>
          <text:p text:style-name="P12"><text:span text:style-name="T1">O<text:tab/>(ESC)<text:tab/><text:tab/># open a new line above the cursor</text:span></text:p>
        </text:list-item>
      </text:list>
      <text:h text:style-name="Heading_20_1" text:outline-level="1">Deleting Text</text:h>
      <text:list xml:id="list1314325344" text:style-name="WW8Num14">
        <text:list-item>
          <text:p text:style-name="P7">x<text:tab/><text:tab/><text:tab/># delete character at the cursor</text:p>
        </text:list-item>
        <text:list-item>
          <text:p text:style-name="P7">X<text:tab/><text:tab/><text:tab/># delete character to the left of the cursor</text:p>
        </text:list-item>
        <text:list-item>
          <text:p text:style-name="P7">dw<text:tab/><text:tab/><text:tab/># delete a word (or part of word to right of cursor)</text:p>
        </text:list-item>
        <text:list-item>
          <text:p text:style-name="P7">3dw<text:tab/><text:tab/><text:tab/># delete 3 words</text:p>
        </text:list-item>
        <text:list-item>
          <text:p text:style-name="P7"><text:soft-page-break/>dd<text:tab/><text:tab/><text:tab/># delete line containing the cursor</text:p>
        </text:list-item>
        <text:list-item>
          <text:p text:style-name="P7">5dd<text:tab/><text:tab/><text:tab/># delete 5 lines starting from line containing the cursor</text:p>
        </text:list-item>
        <text:list-item>
          <text:p text:style-name="P7">D<text:tab/><text:tab/><text:tab/># delete line to right of cursor (from cursor to end of line)</text:p>
        </text:list-item>
        <text:list-item>
          <text:p text:style-name="P7">dG<text:tab/><text:tab/><text:tab/># delete to end of file</text:p>
        </text:list-item>
        <text:list-item>
          <text:p text:style-name="P7">d1G<text:tab/><text:tab/><text:tab/># delete from beginning of file to cursor</text:p>
        </text:list-item>
        <text:list-item>
          <text:p text:style-name="P7">:5,10d<text:tab/><text:tab/><text:tab/># delete lines 5 to 10</text:p>
        </text:list-item>
      </text:list>
      <text:h text:style-name="Heading_20_1" text:outline-level="1">Editing Text</text:h>
      <text:list xml:id="list3560588141" text:style-name="WW8Num10">
        <text:list-item>
          <text:p text:style-name="P8">r<text:tab/><text:tab/><text:tab/># replace single character at cursor</text:p>
        </text:list-item>
        <text:list-item>
          <text:p text:style-name="P13"><text:span text:style-name="T1">R<text:tab/>(ESC)<text:tab/><text:tab/># replace multiple characters starting at cursor</text:span></text:p>
        </text:list-item>
        <text:list-item>
          <text:p text:style-name="P13"><text:span text:style-name="T1">C<text:tab/>(ESC)<text:tab/><text:tab/># change from cursor to end of line</text:span></text:p>
        </text:list-item>
        <text:list-item>
          <text:p text:style-name="P13"><text:span text:style-name="T1">cw<text:tab/>(ESC)<text:tab/><text:tab/># change word (or part of) from cursor to end of word</text:span></text:p>
        </text:list-item>
        <text:list-item>
          <text:p text:style-name="P8">J<text:tab/><text:tab/><text:tab/># join current line to line below</text:p>
        </text:list-item>
        <text:list-item>
          <text:p text:style-name="P17"><text:span text:style-name="T1">:s/</text:span><text:span text:style-name="T2">string1</text:span><text:span text:style-name="T1">/</text:span><text:span text:style-name="T2">string2</text:span><text:span text:style-name="T1">/<text:tab/># substitute first occurrence of </text:span><text:span text:style-name="T2">string1</text:span><text:span text:style-name="T1"> on current line with <text:s/></text:span><text:span text:style-name="T2">string2</text:span></text:p>
        </text:list-item>
        <text:list-item>
          <text:p text:style-name="P17"><text:span text:style-name="T1">:s/</text:span><text:span text:style-name="T2">string1</text:span><text:span text:style-name="T1">/</text:span><text:span text:style-name="T2">string2</text:span><text:span text:style-name="T1">/g<text:tab/># substitute each occurrence of </text:span><text:span text:style-name="T2">string1</text:span><text:span text:style-name="T1"> on current line with <text:s/></text:span><text:span text:style-name="T2">string2</text:span></text:p>
        </text:list-item>
        <text:list-item>
          <text:p text:style-name="P17"><text:span text:style-name="T1">:%s/</text:span><text:span text:style-name="T2">string1</text:span><text:span text:style-name="T1">/</text:span><text:span text:style-name="T2">string2</text:span><text:span text:style-name="T1">/<text:tab/># substitute first occurrence of </text:span><text:span text:style-name="T2">string1</text:span><text:span text:style-name="T1"> on every line with <text:s/></text:span><text:span text:style-name="T2">string2</text:span></text:p>
        </text:list-item>
        <text:list-item>
          <text:p text:style-name="P17"><text:span text:style-name="T1">:%s/</text:span><text:span text:style-name="T2">string1</text:span><text:span text:style-name="T1">/</text:span><text:span text:style-name="T2">string2</text:span><text:span text:style-name="T1">/g<text:tab/># substitute each occurrence of </text:span><text:span text:style-name="T2">string1</text:span><text:span text:style-name="T1"> on every line with <text:s/></text:span><text:span text:style-name="T2">string2</text:span></text:p>
        </text:list-item>
      </text:list>
      <text:h text:style-name="Heading_20_1" text:outline-level="1">Copy and Paste</text:h>
      <text:list xml:id="list2826363034" text:style-name="WW8Num11">
        <text:list-item>
          <text:p text:style-name="P9">yy (or Y)<text:tab/><text:tab/># yank a copy of the current line</text:p>
        </text:list-item>
        <text:list-item>
          <text:p text:style-name="P9">4yy<text:tab/><text:tab/><text:tab/># yank a copy of 4 lines starting at the current line</text:p>
        </text:list-item>
        <text:list-item>
          <text:p text:style-name="P9">p<text:tab/><text:tab/><text:tab/># put (paste) yanked or deleted line(s) below the current line</text:p>
        </text:list-item>
        <text:list-item>
          <text:p text:style-name="P9">P<text:tab/><text:tab/><text:tab/># put (paste) yanked or deleted line(s) above the current line</text:p>
        </text:list-item>
      </text:list>
      <text:h text:style-name="Heading_20_1" text:outline-level="1">Save and Exit</text:h>
      <text:list xml:id="list3022608428" text:style-name="WW8Num9">
        <text:list-item>
          <text:p text:style-name="P10">:w<text:tab/><text:tab/><text:tab/># save changes (write buffer)</text:p>
        </text:list-item>
        <text:list-item>
          <text:p text:style-name="P14"><text:span text:style-name="T1">:w </text:span><text:span text:style-name="T2">new_filename</text:span><text:span text:style-name="T1"><text:tab/># write buffer to a new filename</text:span></text:p>
        </text:list-item>
        <text:list-item>
          <text:p text:style-name="P10">:wq<text:tab/><text:tab/><text:tab/># save changes and then quit vi</text:p>
        </text:list-item>
        <text:list-item>
          <text:p text:style-name="P10">ZZ<text:tab/><text:tab/><text:tab/># save changes and then quit vi</text:p>
        </text:list-item>
        <text:list-item>
          <text:p text:style-name="P10">:q!<text:tab/><text:tab/><text:tab/># quit vi without saving changes</text:p>
        </text:list-item>
        <text:list-item>
          <text:p text:style-name="P10">:w!<text:tab/><text:tab/><text:tab/># force a write (if permitted)</text:p>
        </text:list-item>
      </text:list>
      <text:h text:style-name="Heading_20_1" text:outline-level="1">Others</text:h>
      <text:list xml:id="list3342229494" text:style-name="WW8Num12">
        <text:list-item>
          <text:p text:style-name="P15"><text:span text:style-name="T3">.</text:span><text:span text:style-name="T1"> (dot)<text:tab/><text:tab/><text:tab/># repeat last text changing command</text:span></text:p>
        </text:list-item>
        <text:list-item>
          <text:p text:style-name="P11">u<text:tab/><text:tab/><text:tab/># undo last change</text:p>
        </text:list-item>
        <text:list-item>
          <text:p text:style-name="P15"><text:span text:style-name="T1">:f<text:tab/><text:tab/><text:tab/># show filename, current line no. and no. of lines</text:span></text:p>
        </text:list-item>
        <text:list-item>
          <text:p text:style-name="P11">%<text:tab/><text:tab/><text:tab/># find matching ( ) or { }</text:p>
        </text:list-item>
        <text:list-item>
          <text:p text:style-name="P11">:set number<text:tab/><text:tab/># show line numbers</text:p>
        </text:list-item>
        <text:list-item>
          <text:p text:style-name="P11">:set nonumber<text:tab/><text:tab/># hide line numbers</text:p>
        </text:list-item>
        <text:list-item>
          <text:p text:style-name="P11">:set list<text:tab/><text:tab/><text:tab/># show invisible characters such as Tab and end-of-line</text:p>
        </text:list-item>
        <text:list-item>
          <text:p text:style-name="P11">:set nolist<text:tab/><text:tab/># turn off display of invisible characters</text:p>
        </text:list-item>
        <text:list-item>
          <text:p text:style-name="P11">:set<text:tab/><text:tab/><text:tab/># display all vi variables that have been set</text:p>
        </text:list-item>
        <text:list-item>
          <text:p text:style-name="P11">:set all<text:tab/><text:tab/><text:tab/># display all possible vi variables and their current valu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801cm" fo:margin-right="2.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X VI Editor Notes</dc:title>
    <meta:initial-creator>Brian Conlon</meta:initial-creator>
    <meta:creation-date>2004-07-27T10:30:00</meta:creation-date>
    <dc:creator>Brian Conlon</dc:creator>
    <dc:date>2005-07-18T18:42:00</dc:date>
    <meta:editing-cycles>10</meta:editing-cycles>
    <meta:editing-duration>PT8H53M</meta:editing-duration>
    <meta:document-statistic meta:table-count="0" meta:image-count="0" meta:object-count="0" meta:page-count="2" meta:paragraph-count="78" meta:word-count="730" meta:character-count="3430" meta:non-whitespace-character-count="2741"/>
    <meta:generator>LibreOffice/6.4.7.2$Linux_X86_64 LibreOffice_project/40$Build-2</meta:generator>
  </office:meta>
</office:document-meta>
</file>